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_numbers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vg_avg2_deptsize</text:p>
          </table:table-cell>
          <table:table-cell office:value-type="string" calcext:value-type="string">
            <text:p>mvg_avg3_dept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male_hiring</text:p>
          </table:table-cell>
          <table:table-cell office:value-type="string" calcext:value-type="string">
            <text:p>total_female_hiring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  <table:table-cell office:value-type="string" calcext:value-type="string">
            <text:p>total_male_promotions</text:p>
          </table:table-cell>
          <table:table-cell office:value-type="string" calcext:value-type="string">
            <text:p>total_female_promo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2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formula="of:=SUM([.U2:.Z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E2:.AG2])" office:value-type="float" office:value="0" calcext:value-type="float">
            <text:p>0</text:p>
          </table:table-cell>
          <table:table-cell table:formula="of:=SUM([.AB2:.AD2])" office:value-type="float" office:value="0" calcext:value-type="float">
            <text:p>0</text:p>
          </table:table-cell>
          <table:table-cell table:formula="of:=SUM([.AB2:.AG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O2:.AQ2])" office:value-type="float" office:value="0" calcext:value-type="float">
            <text:p>0</text:p>
          </table:table-cell>
          <table:table-cell table:formula="of:=SUM([.AL2:.AN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3:.D3])" office:value-type="float" office:value="7" calcext:value-type="float">
            <text:p>7</text:p>
          </table:table-cell>
          <table:table-cell table:formula="of:=([.H3]-[.H2])/[.H2]" office:value-type="float" office:value="-0.125" calcext:value-type="float">
            <text:p>-0.12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[.P3]-[.P2]" office:value-type="float" office:value="-3" calcext:value-type="float">
            <text:p>-3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R2:.R3])" office:value-type="float" office:value="-0.0202702702702703" calcext:value-type="float">
            <text:p>-0.020270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3:.Z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3:.AG3])" office:value-type="float" office:value="3" calcext:value-type="float">
            <text:p>3</text:p>
          </table:table-cell>
          <table:table-cell table:formula="of:=SUM([.AB3:.AD3])" office:value-type="float" office:value="0" calcext:value-type="float">
            <text:p>0</text:p>
          </table:table-cell>
          <table:table-cell table:formula="of:=SUM([.AB3:.AG3])" office:value-type="float" office:value="3" calcext:value-type="float">
            <text:p>3</text:p>
          </table:table-cell>
          <table:table-cell table:formula="of:=[.AJ3]-[.AA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3:.AQ3])" office:value-type="float" office:value="1" calcext:value-type="float">
            <text:p>1</text:p>
          </table:table-cell>
          <table:table-cell table:formula="of:=SUM([.AL3:.AN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4:.D4])" office:value-type="float" office:value="9" calcext:value-type="float">
            <text:p>9</text:p>
          </table:table-cell>
          <table:table-cell table:formula="of:=([.H4]-[.H3])/[.H3]" office:value-type="float" office:value="0.285714285714286" calcext:value-type="float">
            <text:p>0.285714285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[.P4]-[.P3]" office:value-type="float" office:value="7" calcext:value-type="float">
            <text:p>7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R3:.R4])" office:value-type="float" office:value="0.029025504377617" calcext:value-type="float">
            <text:p>0.0290255044</text:p>
          </table:table-cell>
          <table:table-cell table:formula="of:=AVERAGE([.R2:.R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U4:.Z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4:.AG4])" office:value-type="float" office:value="7" calcext:value-type="float">
            <text:p>7</text:p>
          </table:table-cell>
          <table:table-cell table:formula="of:=SUM([.AB4:.AD4])" office:value-type="float" office:value="2" calcext:value-type="float">
            <text:p>2</text:p>
          </table:table-cell>
          <table:table-cell table:formula="of:=SUM([.AB4:.AG4])" office:value-type="float" office:value="9" calcext:value-type="float">
            <text:p>9</text:p>
          </table:table-cell>
          <table:table-cell table:formula="of:=[.AJ4]-[.AA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4:.AQ4])" office:value-type="float" office:value="3" calcext:value-type="float">
            <text:p>3</text:p>
          </table:table-cell>
          <table:table-cell table:formula="of:=SUM([.AL4:.AN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5:.D5])" office:value-type="float" office:value="8" calcext:value-type="float">
            <text:p>8</text:p>
          </table:table-cell>
          <table:table-cell table:formula="of:=([.H5]-[.H4])/[.H4]" office:value-type="float" office:value="-0.111111111111111" calcext:value-type="float">
            <text:p>-0.1111111111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[.P5]-[.P4]" office:value-type="float" office:value="0" calcext:value-type="float">
            <text:p>0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R4:.R5])" office:value-type="float" office:value="0.0492957746478873" calcext:value-type="float">
            <text:p>0.0492957746</text:p>
          </table:table-cell>
          <table:table-cell table:formula="of:=AVERAGE([.R3:.R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U5:.Z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5:.AG5])" office:value-type="float" office:value="4" calcext:value-type="float">
            <text:p>4</text:p>
          </table:table-cell>
          <table:table-cell table:formula="of:=SUM([.AB5:.AD5])" office:value-type="float" office:value="0" calcext:value-type="float">
            <text:p>0</text:p>
          </table:table-cell>
          <table:table-cell table:formula="of:=SUM([.AB5:.AG5])" office:value-type="float" office:value="4" calcext:value-type="float">
            <text:p>4</text:p>
          </table:table-cell>
          <table:table-cell table:formula="of:=[.AJ5]-[.AA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O5:.AQ5])" office:value-type="float" office:value="6" calcext:value-type="float">
            <text:p>6</text:p>
          </table:table-cell>
          <table:table-cell table:formula="of:=SUM([.AL5:.AN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6:.D6])" office:value-type="float" office:value="12" calcext:value-type="float">
            <text:p>12</text:p>
          </table:table-cell>
          <table:table-cell table:formula="of:=([.H6]-[.H5])/[.H5]" office:value-type="float" office:value="0.5" calcext:value-type="float">
            <text:p>0.5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[.P6]-[.P5]" office:value-type="float" office:value="6" calcext:value-type="float">
            <text:p>6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R5:.R6])" office:value-type="float" office:value="0.0384615384615385" calcext:value-type="float">
            <text:p>0.0384615385</text:p>
          </table:table-cell>
          <table:table-cell table:formula="of:=AVERAGE([.R4:.R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6:.Z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E6:.AG6])" office:value-type="float" office:value="5" calcext:value-type="float">
            <text:p>5</text:p>
          </table:table-cell>
          <table:table-cell table:formula="of:=SUM([.AB6:.AD6])" office:value-type="float" office:value="3" calcext:value-type="float">
            <text:p>3</text:p>
          </table:table-cell>
          <table:table-cell table:formula="of:=SUM([.AB6:.AG6])" office:value-type="float" office:value="8" calcext:value-type="float">
            <text:p>8</text:p>
          </table:table-cell>
          <table:table-cell table:formula="of:=[.AJ6]-[.AA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O6:.AQ6])" office:value-type="float" office:value="5" calcext:value-type="float">
            <text:p>5</text:p>
          </table:table-cell>
          <table:table-cell table:formula="of:=SUM([.AL6:.AN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7:.D7])" office:value-type="float" office:value="12" calcext:value-type="float">
            <text:p>12</text:p>
          </table:table-cell>
          <table:table-cell table:formula="of:=([.H7]-[.H6])/[.H6]" office:value-type="float" office:value="0" calcext:value-type="float">
            <text:p>0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[.P7]-[.P6]" office:value-type="float" office:value="1" calcext:value-type="float">
            <text:p>1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R6:.R7])" office:value-type="float" office:value="0.0444139194139194" calcext:value-type="float">
            <text:p>0.0444139194</text:p>
          </table:table-cell>
          <table:table-cell table:formula="of:=AVERAGE([.R5:.R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U7:.Z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E7:.AG7])" office:value-type="float" office:value="1" calcext:value-type="float">
            <text:p>1</text:p>
          </table:table-cell>
          <table:table-cell table:formula="of:=SUM([.AB7:.AD7])" office:value-type="float" office:value="1" calcext:value-type="float">
            <text:p>1</text:p>
          </table:table-cell>
          <table:table-cell table:formula="of:=SUM([.AB7:.AG7])" office:value-type="float" office:value="2" calcext:value-type="float">
            <text:p>2</text:p>
          </table:table-cell>
          <table:table-cell table:formula="of:=[.AJ7]-[.A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O7:.AQ7])" office:value-type="float" office:value="0" calcext:value-type="float">
            <text:p>0</text:p>
          </table:table-cell>
          <table:table-cell table:formula="of:=SUM([.AL7:.AN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8:.D8])" office:value-type="float" office:value="12" calcext:value-type="float">
            <text:p>12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[.P8]-[.P7]" office:value-type="float" office:value="4" calcext:value-type="float">
            <text:p>4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R7:.R8])" office:value-type="float" office:value="0.0294817927170868" calcext:value-type="float">
            <text:p>0.0294817927</text:p>
          </table:table-cell>
          <table:table-cell table:formula="of:=AVERAGE([.R6:.R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U8:.Z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8:.AG8])" office:value-type="float" office:value="4" calcext:value-type="float">
            <text:p>4</text:p>
          </table:table-cell>
          <table:table-cell table:formula="of:=SUM([.AB8:.AD8])" office:value-type="float" office:value="1" calcext:value-type="float">
            <text:p>1</text:p>
          </table:table-cell>
          <table:table-cell table:formula="of:=SUM([.AB8:.AG8])" office:value-type="float" office:value="5" calcext:value-type="float">
            <text:p>5</text:p>
          </table:table-cell>
          <table:table-cell table:formula="of:=[.AJ8]-[.AA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8:.AQ8])" office:value-type="float" office:value="1" calcext:value-type="float">
            <text:p>1</text:p>
          </table:table-cell>
          <table:table-cell table:formula="of:=SUM([.AL8:.AN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9:.D9])" office:value-type="float" office:value="12" calcext:value-type="float">
            <text:p>12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[.P9]-[.P8]" office:value-type="float" office:value="-3" calcext:value-type="float">
            <text:p>-3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R8:.R9])" office:value-type="float" office:value="0.00667547918043622" calcext:value-type="float">
            <text:p>0.0066754792</text:p>
          </table:table-cell>
          <table:table-cell table:formula="of:=AVERAGE([.R7:.R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U9:.Z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9:.AG9])" office:value-type="float" office:value="3" calcext:value-type="float">
            <text:p>3</text:p>
          </table:table-cell>
          <table:table-cell table:formula="of:=SUM([.AB9:.AD9])" office:value-type="float" office:value="0" calcext:value-type="float">
            <text:p>0</text:p>
          </table:table-cell>
          <table:table-cell table:formula="of:=SUM([.AB9:.AG9])" office:value-type="float" office:value="3" calcext:value-type="float">
            <text:p>3</text:p>
          </table:table-cell>
          <table:table-cell table:formula="of:=[.AJ9]-[.AA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O9:.AQ9])" office:value-type="float" office:value="2" calcext:value-type="float">
            <text:p>2</text:p>
          </table:table-cell>
          <table:table-cell table:formula="of:=SUM([.AL9:.AN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10:.D10])" office:value-type="float" office:value="11" calcext:value-type="float">
            <text:p>11</text:p>
          </table:table-cell>
          <table:table-cell table:formula="of:=([.H10]-[.H9])/[.H9]" office:value-type="float" office:value="-0.0833333333333333" calcext:value-type="float">
            <text:p>-0.0833333333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[.P10]-[.P9]" office:value-type="float" office:value="-5" calcext:value-type="float">
            <text:p>-5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R9:.R10])" office:value-type="float" office:value="-0.0459237000261301" calcext:value-type="float">
            <text:p>-0.0459237</text:p>
          </table:table-cell>
          <table:table-cell table:formula="of:=AVERAGE([.R8:.R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U10:.Z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E10:.AG10])" office:value-type="float" office:value="4" calcext:value-type="float">
            <text:p>4</text:p>
          </table:table-cell>
          <table:table-cell table:formula="of:=SUM([.AB10:.AD10])" office:value-type="float" office:value="0" calcext:value-type="float">
            <text:p>0</text:p>
          </table:table-cell>
          <table:table-cell table:formula="of:=SUM([.AB10:.AG10])" office:value-type="float" office:value="4" calcext:value-type="float">
            <text:p>4</text:p>
          </table:table-cell>
          <table:table-cell table:formula="of:=[.AJ10]-[.AA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10:.AQ10])" office:value-type="float" office:value="2" calcext:value-type="float">
            <text:p>2</text:p>
          </table:table-cell>
          <table:table-cell table:formula="of:=SUM([.AL10:.AN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1:.D11])" office:value-type="float" office:value="14" calcext:value-type="float">
            <text:p>14</text:p>
          </table:table-cell>
          <table:table-cell table:formula="of:=([.H11]-[.H10])/[.H10]" office:value-type="float" office:value="0.272727272727273" calcext:value-type="float">
            <text:p>0.272727272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[.P11]-[.P10]" office:value-type="float" office:value="2" calcext:value-type="float">
            <text:p>2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R10:.R11])" office:value-type="float" office:value="-0.0167240884295148" calcext:value-type="float">
            <text:p>-0.0167240884</text:p>
          </table:table-cell>
          <table:table-cell table:formula="of:=AVERAGE([.R9:.R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11:.Z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E11:.AG11])" office:value-type="float" office:value="4" calcext:value-type="float">
            <text:p>4</text:p>
          </table:table-cell>
          <table:table-cell table:formula="of:=SUM([.AB11:.AD11])" office:value-type="float" office:value="3" calcext:value-type="float">
            <text:p>3</text:p>
          </table:table-cell>
          <table:table-cell table:formula="of:=SUM([.AB11:.AG11])" office:value-type="float" office:value="7" calcext:value-type="float">
            <text:p>7</text:p>
          </table:table-cell>
          <table:table-cell table:formula="of:=[.AJ11]-[.AA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11:.AQ11])" office:value-type="float" office:value="3" calcext:value-type="float">
            <text:p>3</text:p>
          </table:table-cell>
          <table:table-cell table:formula="of:=SUM([.AL11:.AN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2:.D12])" office:value-type="float" office:value="14" calcext:value-type="float">
            <text:p>14</text:p>
          </table:table-cell>
          <table:table-cell table:formula="of:=([.H12]-[.H11])/[.H11]" office:value-type="float" office:value="0" calcext:value-type="float">
            <text:p>0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[.P12]-[.P11]" office:value-type="float" office:value="-2" calcext:value-type="float">
            <text:p>-2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R11:.R12])" office:value-type="float" office:value="0.00029748624126134" calcext:value-type="float">
            <text:p>0.0002974862</text:p>
          </table:table-cell>
          <table:table-cell table:formula="of:=AVERAGE([.R10:.R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U12:.Z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12:.AG12])" office:value-type="float" office:value="4" calcext:value-type="float">
            <text:p>4</text:p>
          </table:table-cell>
          <table:table-cell table:formula="of:=SUM([.AB12:.AD12])" office:value-type="float" office:value="1" calcext:value-type="float">
            <text:p>1</text:p>
          </table:table-cell>
          <table:table-cell table:formula="of:=SUM([.AB12:.AG12])" office:value-type="float" office:value="5" calcext:value-type="float">
            <text:p>5</text:p>
          </table:table-cell>
          <table:table-cell table:formula="of:=[.AJ12]-[.AA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12:.AQ12])" office:value-type="float" office:value="3" calcext:value-type="float">
            <text:p>3</text:p>
          </table:table-cell>
          <table:table-cell table:formula="of:=SUM([.AL12:.AN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3:.D13])" office:value-type="float" office:value="18" calcext:value-type="float">
            <text:p>18</text:p>
          </table:table-cell>
          <table:table-cell table:formula="of:=([.H13]-[.H12])/[.H12]" office:value-type="float" office:value="0.285714285714286" calcext:value-type="float">
            <text:p>0.2857142857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[.P13]-[.P12]" office:value-type="float" office:value="1" calcext:value-type="float">
            <text:p>1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R12:.R13])" office:value-type="float" office:value="-0.0058753532649115" calcext:value-type="float">
            <text:p>-0.0058753533</text:p>
          </table:table-cell>
          <table:table-cell table:formula="of:=AVERAGE([.R11:.R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U13:.Z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E13:.AG13])" office:value-type="float" office:value="4" calcext:value-type="float">
            <text:p>4</text:p>
          </table:table-cell>
          <table:table-cell table:formula="of:=SUM([.AB13:.AD13])" office:value-type="float" office:value="4" calcext:value-type="float">
            <text:p>4</text:p>
          </table:table-cell>
          <table:table-cell table:formula="of:=SUM([.AB13:.AG13])" office:value-type="float" office:value="8" calcext:value-type="float">
            <text:p>8</text:p>
          </table:table-cell>
          <table:table-cell table:formula="of:=[.AJ13]-[.AA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O13:.AQ13])" office:value-type="float" office:value="0" calcext:value-type="float">
            <text:p>0</text:p>
          </table:table-cell>
          <table:table-cell table:formula="of:=SUM([.AL13:.AN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4:.D14])" office:value-type="float" office:value="19" calcext:value-type="float">
            <text:p>19</text:p>
          </table:table-cell>
          <table:table-cell table:formula="of:=([.H14]-[.H13])/[.H13]" office:value-type="float" office:value="0.0555555555555556" calcext:value-type="float">
            <text:p>0.0555555556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[.P14]-[.P13]" office:value-type="float" office:value="7" calcext:value-type="float">
            <text:p>7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R13:.R14])" office:value-type="float" office:value="0.0488557663354411" calcext:value-type="float">
            <text:p>0.0488557663</text:p>
          </table:table-cell>
          <table:table-cell table:formula="of:=AVERAGE([.R12:.R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U14:.Z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E14:.AG14])" office:value-type="float" office:value="7" calcext:value-type="float">
            <text:p>7</text:p>
          </table:table-cell>
          <table:table-cell table:formula="of:=SUM([.AB14:.AD14])" office:value-type="float" office:value="3" calcext:value-type="float">
            <text:p>3</text:p>
          </table:table-cell>
          <table:table-cell table:formula="of:=SUM([.AB14:.AG14])" office:value-type="float" office:value="10" calcext:value-type="float">
            <text:p>10</text:p>
          </table:table-cell>
          <table:table-cell table:formula="of:=[.AJ14]-[.AA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14:.AQ14])" office:value-type="float" office:value="2" calcext:value-type="float">
            <text:p>2</text:p>
          </table:table-cell>
          <table:table-cell table:formula="of:=SUM([.AL14:.AN1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1:16:20.261967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21:18:00.575821578</dc:date>
    <meta:editing-duration>P1DT4H6M55S</meta:editing-duration>
    <meta:editing-cycles>20</meta:editing-cycles>
    <meta:generator>LibreOffice/5.1.6.2$Linux_X86_64 LibreOffice_project/10m0$Build-2</meta:generator>
    <meta:document-statistic meta:table-count="1" meta:cell-count="629" meta:object-count="0"/>
  </office:meta>
</office:document-meta>
</file>